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115a" officeooo:paragraph-rsid="0013115a"/>
    </style:style>
    <style:style style:name="P2" style:family="paragraph" style:parent-style-name="Standard">
      <style:text-properties officeooo:rsid="0013115a" officeooo:paragraph-rsid="0013eb79"/>
    </style:style>
    <style:style style:name="P3" style:family="paragraph" style:parent-style-name="Standard" style:list-style-name="L1">
      <style:text-properties officeooo:paragraph-rsid="0013115a"/>
    </style:style>
    <style:style style:name="P4" style:family="paragraph" style:parent-style-name="Standard" style:list-style-name="L1">
      <style:text-properties officeooo:rsid="0013eb79" officeooo:paragraph-rsid="0013eb79"/>
    </style:style>
    <style:style style:name="P5" style:family="paragraph" style:parent-style-name="Standard">
      <style:text-properties officeooo:rsid="0013eb79" officeooo:paragraph-rsid="0013eb79"/>
    </style:style>
    <style:style style:name="P6" style:family="paragraph" style:parent-style-name="Standard">
      <style:text-properties officeooo:rsid="00148736" officeooo:paragraph-rsid="00148736"/>
    </style:style>
    <style:style style:name="P7" style:family="paragraph" style:parent-style-name="Standard" style:list-style-name="L2">
      <style:text-properties officeooo:rsid="00148736" officeooo:paragraph-rsid="00148736"/>
    </style:style>
    <style:style style:name="P8" style:family="paragraph" style:parent-style-name="Standard" style:list-style-name="L3">
      <style:text-properties officeooo:rsid="00148736" officeooo:paragraph-rsid="00148736"/>
    </style:style>
    <style:style style:name="P9" style:family="paragraph" style:parent-style-name="Standard">
      <style:paragraph-properties>
        <style:tab-stops>
          <style:tab-stop style:position="7.795cm"/>
          <style:tab-stop style:position="8.507cm"/>
          <style:tab-stop style:position="13.107cm" style:type="right"/>
          <style:tab-stop style:position="14.104cm" style:type="right"/>
        </style:tab-stops>
      </style:paragraph-properties>
      <style:text-properties officeooo:rsid="00148736" officeooo:paragraph-rsid="00148736"/>
    </style:style>
    <style:style style:name="P10" style:family="paragraph" style:parent-style-name="Standard" style:list-style-name="L2">
      <style:text-properties officeooo:paragraph-rsid="00148736"/>
    </style:style>
    <style:style style:name="P11" style:family="paragraph" style:parent-style-name="Standard" style:list-style-name="L2">
      <style:text-properties officeooo:rsid="00168e34" officeooo:paragraph-rsid="00168e34"/>
    </style:style>
    <style:style style:name="P12" style:family="paragraph" style:parent-style-name="Standard" style:list-style-name="L3">
      <style:text-properties officeooo:rsid="00168e34" officeooo:paragraph-rsid="00168e34"/>
    </style:style>
    <style:style style:name="P13" style:family="paragraph" style:parent-style-name="Standard">
      <style:paragraph-properties>
        <style:tab-stops>
          <style:tab-stop style:position="7.795cm"/>
          <style:tab-stop style:position="8.507cm"/>
          <style:tab-stop style:position="13.107cm" style:type="right"/>
          <style:tab-stop style:position="14.104cm" style:type="right"/>
        </style:tab-stops>
      </style:paragraph-properties>
      <style:text-properties officeooo:rsid="00168e34" officeooo:paragraph-rsid="00168e34"/>
    </style:style>
    <style:style style:name="P14" style:family="paragraph" style:parent-style-name="Standard">
      <style:paragraph-properties>
        <style:tab-stops>
          <style:tab-stop style:position="7.795cm"/>
          <style:tab-stop style:position="8.507cm"/>
          <style:tab-stop style:position="13.107cm" style:type="right"/>
          <style:tab-stop style:position="14.104cm" style:type="right"/>
        </style:tab-stops>
      </style:paragraph-properties>
      <style:text-properties officeooo:rsid="00168e34" officeooo:paragraph-rsid="0018b5f3"/>
    </style:style>
    <style:style style:name="P15" style:family="paragraph" style:parent-style-name="Standard">
      <style:text-properties officeooo:rsid="001a89da" officeooo:paragraph-rsid="001a89da"/>
    </style:style>
    <style:style style:name="P16" style:family="paragraph" style:parent-style-name="Standard">
      <style:paragraph-properties fo:break-before="page"/>
      <style:text-properties officeooo:rsid="0013115a" officeooo:paragraph-rsid="0013eb79"/>
    </style:style>
    <style:style style:name="P17" style:family="paragraph" style:parent-style-name="Standard">
      <style:paragraph-properties fo:break-before="page"/>
      <style:text-properties officeooo:rsid="001a89da" officeooo:paragraph-rsid="001a89da"/>
    </style:style>
    <style:style style:name="P18" style:family="paragraph" style:parent-style-name="Standard">
      <loext:graphic-properties draw:fill="none"/>
      <style:paragraph-properties fo:margin-left="2.701cm" fo:margin-right="0cm" fo:text-indent="-2.701cm" style:auto-text-indent="false" fo:background-color="transparent"/>
      <style:text-properties officeooo:rsid="001a89da" officeooo:paragraph-rsid="001a89da"/>
    </style:style>
    <style:style style:name="P19" style:family="paragraph" style:parent-style-name="Standard" style:master-page-name="">
      <loext:graphic-properties draw:fill="none"/>
      <style:paragraph-properties fo:margin-left="2cm" fo:margin-right="0cm" fo:text-indent="-2cm" style:auto-text-indent="false" style:page-number="auto" fo:background-color="transparent"/>
      <style:text-properties officeooo:rsid="001a89da" officeooo:paragraph-rsid="001a89da"/>
    </style:style>
    <style:style style:name="P20" style:family="paragraph" style:parent-style-name="Standard">
      <loext:graphic-properties draw:fill="none"/>
      <style:paragraph-properties fo:margin-left="2cm" fo:margin-right="0cm" fo:text-indent="-2cm" style:auto-text-indent="false" fo:background-color="transparent"/>
      <style:text-properties officeooo:rsid="001a89da" officeooo:paragraph-rsid="001a89da"/>
    </style:style>
    <style:style style:name="P21" style:family="paragraph" style:parent-style-name="Frame_20_contents">
      <style:paragraph-properties fo:text-align="center" style:justify-single-word="false"/>
      <style:text-properties officeooo:rsid="00173321" officeooo:paragraph-rsid="00173321"/>
    </style:style>
    <style:style style:name="P22" style:family="paragraph">
      <style:paragraph-properties fo:text-align="center"/>
    </style:style>
    <style:style style:name="P23" style:family="paragraph">
      <loext:graphic-properties draw:fill-color="#ffffff"/>
    </style:style>
    <style:style style:name="T1" style:family="text">
      <style:text-properties officeooo:rsid="0013115a"/>
    </style:style>
    <style:style style:name="T2" style:family="text">
      <style:text-properties officeooo:rsid="0013eb79"/>
    </style:style>
    <style:style style:name="T3" style:family="text">
      <style:text-properties officeooo:rsid="00148736"/>
    </style:style>
    <style:style style:name="T4" style:family="text">
      <style:text-properties officeooo:rsid="0014e531"/>
    </style:style>
    <style:style style:name="T5" style:family="text">
      <style:text-properties officeooo:rsid="00168e34"/>
    </style:style>
    <style:style style:name="T6" style:family="text">
      <style:text-properties officeooo:rsid="0018b5f3"/>
    </style:style>
    <style:style style:name="T7" style:family="text">
      <style:text-properties style:font-name="Liberation Serif1" officeooo:rsid="0018b5f3" style:font-name-asian="Liberation Serif1" style:font-name-complex="Liberation Serif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parent-style-name="Frame">
      <style:graphic-properties draw:stroke="solid" svg:stroke-width="0.199cm" svg:stroke-color="#000000" draw:marker-start-width="0.651cm" draw:marker-end-width="0.651cm" draw:fill-color="#ffffff" draw:textarea-horizontal-align="justify" draw:textarea-vertical-align="middle" draw:auto-grow-height="false" fo:min-height="3.752cm" fo:min-width="1.939cm"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3" style:family="graphic" style:parent-style-name="Frame">
      <style:graphic-properties draw:stroke="solid" svg:stroke-width="0.199cm" svg:stroke-color="#000000" draw:marker-start-width="0.651cm" draw:marker-end-width="0.651cm" draw:fill-color="#ffffff" draw:textarea-horizontal-align="justify" draw:textarea-vertical-align="middle" draw:auto-grow-height="false" fo:min-height="3.722cm" fo:min-width="1.939cm"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101cm" svg:stroke-color="#000000" draw:marker-start-width="0.503cm" draw:marker-end-width="0.503cm" draw:fill-color="#ffffff" draw:textarea-horizontal-align="justify" draw:textarea-vertical-align="middle" draw:auto-grow-height="false" fo:min-height="0.418cm" fo:min-width="0.42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101cm" svg:stroke-color="#000000" draw:marker-start-width="0.503cm" draw:marker-end-width="0.503cm" draw:fill-color="#ffffff" draw:textarea-horizontal-align="justify" draw:textarea-vertical-align="middle" draw:auto-grow-height="false" fo:min-height="0.319cm" fo:min-width="0.3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6"><text:span text:style-name="T2">Aufgabe 1.2.1 </text:span></text:p>
      <text:p text:style-name="P2">Beziehung „prüfen“: </text:p>
      <text:p text:style-name="P1">Beteiligte Entitys: Vorlesung, Professor, Student. </text:p>
      <text:p text:style-name="P1">Beziehungsattribute: Note. </text:p>
      <text:p text:style-name="P1">Bei der Transformation in binäre Beziehungen betont man 2 wichtigere Entitys, die zuerst eine Beziehung eingehen, woraus eine neue Entity entsteht. Dies ist besonders dann sinnvoll, wenn die neue Entity auch allein existieren können soll und eine logische Bedeutung hat. </text:p>
      <text:p text:style-name="P1">Es gibt also 3 Möglichkeiten als neue Entity: </text:p>
      <text:list xml:id="list1129511095" text:style-name="L1">
        <text:list-item>
          <text:p text:style-name="P4">Student und Professor: <text:line-break/>nicht sinnvoll. </text:p>
        </text:list-item>
        <text:list-item>
          <text:p text:style-name="P3"><text:span text:style-name="T1">Vorlesung und Professor: <text:line-break/>sinnvoll, weil man bereits die Beziehung „Professor hält Vorlesung“ hat. <text:line-break/>Hier könnte man leicht vorlesungsspezifische Prüfungsvoraussetzungen oder -sperrungen für Professoren einrichten. </text:span></text:p>
        </text:list-item>
        <text:list-item>
          <text:p text:style-name="P4">Vorlesung und Student: <text:line-break/>sehr sinnvoll, weil man bereits die Beziehung „Student hört Vorlesung“ hat und Prüfungsvoraussetzungen für Studenten möglich sind. <text:line-break/></text:p>
        </text:list-item>
      </text:list>
      <text:p text:style-name="P1"/>
      <text:p text:style-name="P5">Aufgabe 1.2.2 </text:p>
      <text:p text:style-name="P6">Entity „Prüfungen“ hätte eine Beziehung zu Vorlesung, Professor und Stundent und ein Attribut Note. </text:p>
      <text:p text:style-name="Standard"/>
      <text:p text:style-name="P6">Aufgabe 1.2.3 </text:p>
      <text:p text:style-name="P6">Argumente für eine Darstellung als Attribut: </text:p>
      <text:list xml:id="list2514596925" text:style-name="L2">
        <text:list-item>
          <text:p text:style-name="P10"><text:span text:style-name="T3">der Raum eines Professors ist eher unwichtig, </text:span></text:p>
        </text:list-item>
        <text:list-item>
          <text:p text:style-name="P7">der Raum ändert sich nur selten, </text:p>
        </text:list-item>
        <text:list-item>
          <text:p text:style-name="P7">die Raumnummer ist ein einzelnes <text:span text:style-name="T5">(kurzes) </text:span>Attribut, </text:p>
        </text:list-item>
        <text:list-item>
          <text:p text:style-name="P7">weitere Daten zum Raum müssen nicht persistiert werden. </text:p>
        </text:list-item>
        <text:list-item>
          <text:p text:style-name="P11">außer dem Gebäude stehen keine weiteren Entitys oder Beziehungen stehen in Relation zum Raum. </text:p>
        </text:list-item>
      </text:list>
      <text:p text:style-name="P6"/>
      <text:p text:style-name="P6">Argumente für eine Darstellung als Entity: </text:p>
      <text:list xml:id="list2229187117" text:style-name="L3">
        <text:list-item>
          <text:p text:style-name="P8">der Raum könnte sich ändern, </text:p>
        </text:list-item>
        <text:list-item>
          <text:p text:style-name="P8">ein Raum hat weitere Attribute, z.B. Größe, M<text:span text:style-name="T4">ö</text:span>b<text:span text:style-name="T4">e</text:span>l <text:span text:style-name="T4">und Ausstattung</text:span>, <text:span text:style-name="T4">Anzahl von </text:span>Steckdosen, <text:span text:style-name="T5">Daten zur Klimaanlage,</text:span> …</text:p>
        </text:list-item>
        <text:list-item>
          <text:p text:style-name="P12">der Raum steht neben dem Professor noch mit dem Gebäude in Relation. Dieser Zusammenhang geht bei Attributdarstellung verloren. Beispielsweise könnten mit Entitydarstellung über eine Feuerwehrübung alle betroffenen Professoren leicht informiert werden. </text:p>
        </text:list-item>
      </text:list>
      <text:p text:style-name="P6"/>
      <text:p text:style-name="P6">Ergebnis: <text:span text:style-name="T5">Wenn Details zum Raum gespeichert werden sollen, dann als Entity darstellen, sonst als Attribut. </text:span></text:p>
      <text:p text:style-name="P6"><draw:custom-shape text:anchor-type="paragraph" draw:z-index="0" draw:name="Form1" draw:style-name="gr2" draw:text-style-name="P23" svg:width="2.137cm" svg:height="3.95cm" svg:x="5.406cm" svg:y="0.448cm"><text:p text:style-name="P21"><draw:line text:anchor-type="paragraph" draw:z-index="8" draw:name="Form3" draw:style-name="gr1" draw:text-style-name="P22" svg:x1="5.75cm" svg:y1="-0.199cm" svg:x2="8.68cm" svg:y2="-0.24cm"><text:p/></draw:line><draw:line text:anchor-type="paragraph" draw:z-index="11" draw:name="Form3" draw:style-name="gr1" draw:text-style-name="P22" svg:x1="5.816cm" svg:y1="0.778cm" svg:x2="8.746cm" svg:y2="0.737cm"><text:p/></draw:line><draw:line text:anchor-type="paragraph" draw:z-index="13" draw:name="Form3" draw:style-name="gr1" draw:text-style-name="P22" svg:x1="5.816cm" svg:y1="1.753cm" svg:x2="8.846cm" svg:y2="1.753cm"><text:p/></draw:line>A</text:p><draw:enhanced-geometry svg:viewBox="0 0 21600 21600" draw:mirror-horizontal="false" draw:mirror-vertical="false" draw:type="rectangle" draw:enhanced-path="M 0 0 L 21600 0 21600 21600 0 21600 0 0 Z N"/></draw:custom-shape></text:p>
      <text:p text:style-name="P9"><draw:custom-shape text:anchor-type="paragraph" draw:z-index="5" draw:name="Form2" draw:style-name="gr5" draw:text-style-name="P23" svg:width="0.856cm" svg:height="0.835cm" svg:x="10.513cm" svg:y="0.097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 draw:name="Form1" draw:style-name="gr3" draw:text-style-name="P23" svg:width="2.137cm" svg:height="3.92cm" svg:x="14.402cm" svg:y="0.012cm"><text:p text:style-name="P21">B</text:p><draw:enhanced-geometry svg:viewBox="0 0 21600 21600" draw:type="rectangle" draw:enhanced-path="M 0 0 L 21600 0 21600 21600 0 21600 0 0 Z N"/></draw:custom-shape><draw:line text:anchor-type="paragraph" draw:z-index="6" draw:name="Form3" draw:style-name="gr1" draw:text-style-name="P22" svg:x1="7.583cm" svg:y1="0.512cm" svg:x2="10.513cm" svg:y2="0.471cm"><text:p/></draw:line><text:tab/><text:span text:style-name="T6">1 <text:tab/>(0, 1) </text:span><text:tab/><text:span text:style-name="T6">(0, 1) <text:tab/>1</text:span></text:p>
      <text:p text:style-name="P13"><draw:line text:anchor-type="paragraph" draw:z-index="9" draw:name="Form3" draw:style-name="gr1" draw:text-style-name="P22" svg:x1="11.368cm" svg:y1="0.083cm" svg:x2="14.298cm" svg:y2="0.042cm"><text:p/></draw:line>Aufgabe 1.3 </text:p>
      <text:p text:style-name="P13"><draw:custom-shape text:anchor-type="paragraph" draw:z-index="4" draw:name="Form2" draw:style-name="gr5" draw:text-style-name="P23" svg:width="0.856cm" svg:height="0.835cm" svg:x="10.534cm" svg:y="0.099cm"><text:p/><draw:enhanced-geometry svg:viewBox="0 0 21600 21600" draw:glue-points="10800 0 0 10800 10800 21600 21600 10800" draw:text-areas="5400 5400 16200 16200" draw:type="diamond" draw:enhanced-path="M 10800 0 L 21600 10800 10800 21600 0 10800 10800 0 Z N"/></draw:custom-shape><text:tab/><text:span text:style-name="T6">1 <text:tab/>(0, </text:span><text:span text:style-name="T7">∞</text:span><text:span text:style-name="T6">) <text:tab/>(0, 1) </text:span><text:tab/><text:span text:style-name="T6">N</text:span></text:p>
      <text:p text:style-name="P13"><draw:line text:anchor-type="paragraph" draw:z-index="7" draw:name="Form3" draw:style-name="gr1" draw:text-style-name="P22" svg:x1="7.604cm" svg:y1="0.067cm" svg:x2="10.534cm" svg:y2="0.026cm"><text:p/></draw:line></text:p>
      <text:p text:style-name="P14"><draw:custom-shape text:anchor-type="paragraph" draw:z-index="2" draw:name="Form2" draw:style-name="gr4" draw:text-style-name="P23" svg:width="0.856cm" svg:height="0.835cm" svg:x="10.516cm" svg:y="0.06cm"><text:p/><draw:enhanced-geometry svg:viewBox="0 0 21600 21600" draw:glue-points="10800 0 0 10800 10800 21600 21600 10800" draw:text-areas="5400 5400 16200 16200" draw:type="diamond" draw:enhanced-path="M 10800 0 L 21600 10800 10800 21600 0 10800 10800 0 Z N"/></draw:custom-shape><text:tab/><text:span text:style-name="T6">N <text:tab/>(0, 1) </text:span><text:tab/><text:span text:style-name="T6">(0, </text:span><text:span text:style-name="T7">∞) <text:tab/></text:span><text:span text:style-name="T6">1</text:span></text:p>
      <text:p text:style-name="P13"><draw:line text:anchor-type="paragraph" draw:z-index="10" draw:name="Form3" draw:style-name="gr1" draw:text-style-name="P22" svg:x1="7.586cm" svg:y1="0.092cm" svg:x2="10.516cm" svg:y2="0.051cm"><text:p/></draw:line></text:p>
      <text:p text:style-name="P14"><draw:custom-shape text:anchor-type="paragraph" draw:z-index="3" draw:name="Form2" draw:style-name="gr5" draw:text-style-name="P23" svg:width="0.856cm" svg:height="0.835cm" svg:x="10.516cm" svg:y="0.123cm"><text:p/><draw:enhanced-geometry svg:viewBox="0 0 21600 21600" draw:glue-points="10800 0 0 10800 10800 21600 21600 10800" draw:text-areas="5400 5400 16200 16200" draw:type="diamond" draw:enhanced-path="M 10800 0 L 21600 10800 10800 21600 0 10800 10800 0 Z N"/></draw:custom-shape><text:tab/><text:span text:style-name="T6">N <text:tab/>(0, </text:span><text:span text:style-name="T7">∞) <text:tab/>(0, ∞) </text:span><text:tab/><text:span text:style-name="T6">M</text:span></text:p>
      <text:p text:style-name="P13"><draw:line text:anchor-type="paragraph" draw:z-index="12" draw:name="Form3" draw:style-name="gr1" draw:text-style-name="P22" svg:x1="7.544cm" svg:y1="0.113cm" svg:x2="10.474cm" svg:y2="0.072cm"><text:p/></draw:line></text:p>
      <text:p text:style-name="P17">Aufgabe 1.4 </text:p>
      <text:p text:style-name="P19"><text:s/>1.4.a <text:tab/>FALSCH. Sie kann die Aktien auch in ihr zweites Depot stecken. <text:line-break/>Das zeigt das rechte N an.</text:p>
      <text:p text:style-name="P20"><text:s/>1.4.b <text:tab/>OK. Er darf mehrere Depots besitzen und zwar zwischen 0 und 3. </text:p>
      <text:p text:style-name="P20"><text:s/>1.4.c <text:tab/>FALSCH. Ein Depot wird von genau einem Kunden besessen.</text:p>
      <text:p text:style-name="P20"><text:s/>1.4.d <text:tab/>FALSCH. Ein Depot darf auch leer sein. <text:line-break/>Das zeigt das (0, *) bei dem Wertpapier (unter dem M) an. </text:p>
      <text:p text:style-name="P18"/>
      <text:p text:style-name="P15">Aufgabe 1.5</text:p>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LU"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LU"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7T16:37:21.343000000</meta:creation-date>
    <dc:date>2018-10-07T18:00:57.197000000</dc:date>
    <meta:editing-duration>PT21M22S</meta:editing-duration>
    <meta:editing-cycles>4</meta:editing-cycles>
    <meta:generator>LibreOffice/6.0.3.2$Windows_X86_64 LibreOffice_project/8f48d515416608e3a835360314dac7e47fd0b821</meta:generator>
    <meta:document-statistic meta:table-count="0" meta:image-count="0" meta:object-count="0" meta:page-count="3" meta:paragraph-count="36" meta:word-count="352" meta:character-count="2309" meta:non-whitespace-character-count="1947"/>
  </office:meta>
</office:document-meta>
</file>